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37d6d" officeooo:paragraph-rsid="00137d6d"/>
    </style:style>
    <style:style style:name="P5" style:family="paragraph" style:parent-style-name="Standard">
      <style:text-properties officeooo:rsid="0014a784" officeooo:paragraph-rsid="0014a784"/>
    </style:style>
    <style:style style:name="P6" style:family="paragraph" style:parent-style-name="Standard">
      <style:text-properties officeooo:rsid="00128039" officeooo:paragraph-rsid="0014a784"/>
    </style:style>
    <style:style style:name="P7" style:family="paragraph" style:parent-style-name="Standard">
      <style:text-properties officeooo:paragraph-rsid="0014a784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  <style:style style:name="T4" style:family="text">
      <style:text-properties officeooo:rsid="0014a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4">git reset <text:span text:style-name="T2">-- </text:span>file.txt - </text:p>
      <text:p text:style-name="P7"><text:span text:style-name="T3">git reset HEAD^^ (HEAD</text:span>~<text:span text:style-name="T3">2) — убирает закоммиченные изменения, столько , сколько указано ^ либо тильдой</text:span></text:p>
      <text:p text:style-name="P7"><text:span text:style-name="T2">-- <text:s/></text:span><text:span text:style-name="T4">soft — отмена изменений до уровня индекса</text:span></text:p>
      <text:p text:style-name="P6">-- <text:span text:style-name="T4">mixed — отмена изменений из индекса</text:span></text:p>
      <text:p text:style-name="P6">-- <text:span text:style-name="T4">hard — полностью удаляет</text:span></text:p>
      <text:p text:style-name="P5">git revert — отмена изменений для запушенных изменений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3T21:58:01.768437274</dc:date>
    <meta:editing-duration>PT14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84" meta:character-count="1270" meta:non-whitespace-character-count="1036"/>
  </office:meta>
</office:document-meta>
</file>